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5" style:family="table-column">
      <style:table-column-properties fo:break-before="auto" style:column-width="31.41mm"/>
    </style:style>
    <style:style style:name="co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1.66mm"/>
    </style:style>
    <style:style style:name="co7" style:family="table-column">
      <style:table-column-properties fo:break-before="auto" style:column-width="30.94mm"/>
    </style:style>
    <style:style style:name="co8" style:family="table-column">
      <style:table-column-properties fo:break-before="auto" style:column-width="26.62mm"/>
    </style:style>
    <style:style style:name="co9" style:family="table-column">
      <style:table-column-properties fo:break-before="auto" style:column-width="18.06mm"/>
    </style:style>
    <style:style style:name="co10" style:family="table-column">
      <style:table-column-properties fo:break-before="auto" style:column-width="32.86mm"/>
    </style:style>
    <style:style style:name="co11" style:family="table-column">
      <style:table-column-properties fo:break-before="auto" style:column-width="27.9mm"/>
    </style:style>
    <style:style style:name="co12" style:family="table-column">
      <style:table-column-properties fo:break-before="auto" style:column-width="49mm"/>
    </style:style>
    <style:style style:name="co13" style:family="table-column">
      <style:table-column-properties fo:break-before="auto" style:column-width="77.15mm"/>
    </style:style>
    <style:style style:name="co14" style:family="table-column">
      <style:table-column-properties fo:break-before="auto" style:column-width="42.26mm"/>
    </style:style>
    <style:style style:name="co15" style:family="table-column">
      <style:table-column-properties fo:break-before="auto" style:column-width="35.72mm"/>
    </style:style>
    <style:style style:name="co16" style:family="table-column">
      <style:table-column-properties fo:break-before="auto" style:column-width="75.21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4" style:family="table-row">
      <style:table-row-properties style:row-height="9.07mm" fo:break-before="auto" style:use-optimal-row-height="true"/>
    </style:style>
    <style:style style:name="ro5" style:family="table-row">
      <style:table-row-properties style:row-height="4.8mm" fo:break-before="auto" style:use-optimal-row-height="true"/>
    </style:style>
    <style:style style:name="ro6" style:family="table-row">
      <style:table-row-properties style:row-height="5.13mm" fo:break-before="auto" style:use-optimal-row-height="true"/>
    </style:style>
    <style:style style:name="ta2" style:family="table" style:master-page-name="_32_017_20_p3">
      <style:table-properties table:display="true" style:writing-mode="lr-tb"/>
    </style:style>
    <style:style style:name="ta3" style:family="table" style:master-page-name="_32_017_20_p2_20__28_paid_29_">
      <style:table-properties table:display="true" style:writing-mode="lr-tb"/>
    </style:style>
    <style:style style:name="ta4" style:family="table" style:master-page-name="_32_017_20__28_paid_29_">
      <style:table-properties table:display="true" style:writing-mode="lr-tb"/>
    </style:style>
    <style:style style:name="ta5" style:family="table" style:master-page-name="_32_016_20__28_paid_29_">
      <style:table-properties table:display="true" style:writing-mode="lr-tb"/>
    </style:style>
    <style:style style:name="ta6" style:family="table" style:master-page-name="_32_015_20_p2_20__28_paid_29_">
      <style:table-properties table:display="true" style:writing-mode="lr-tb"/>
    </style:style>
    <style:style style:name="ta7" style:family="table" style:master-page-name="_32_015_20__28_paid_29_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1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33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5" style:family="table-cell" style:parent-style-name="Default" style:data-style-name="N37"/>
    <style:style style:name="ce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8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9" style:family="table-cell" style:parent-style-name="Default" style:data-style-name="N11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0" style:family="table-cell" style:parent-style-name="Default" style:data-style-name="N111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Sans L" fo:font-size="10pt" fo:font-style="normal" style:text-underline-style="none" fo:font-weight="normal" style:text-underline-mode="continuous" style:text-overline-mode="continuous" style:text-line-through-mode="continuous"/>
    </style:style>
    <style:style style:name="ce22" style:family="table-cell" style:parent-style-name="Default" style:data-style-name="N11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Nimbus Roman No9 L" fo:font-size="10pt" fo:font-style="italic" style:text-underline-style="none" fo:font-weight="normal" style:text-underline-mode="continuous" style:text-overline-mode="continuous" style:text-line-through-mode="continuous"/>
    </style:style>
    <style:style style:name="ce30" style:family="table-cell" style:parent-style-name="Default" style:data-style-name="N11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2018 p1" table:style-name="ta8">
        <office:forms form:automatic-focus="false" form:apply-design-mode="false"/>
        <table:table-column table:style-name="co14" table:default-cell-style-name="Default"/>
        <table:table-column table:style-name="co15" table:default-cell-style-name="ce15"/>
        <table:table-column table:style-name="co16" table:default-cell-style-name="Default"/>
        <table:table-column table:style-name="co4" table:number-columns-repeated="1021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4-22" calcext:value-type="date">
            <text:p>18/04/22</text:p>
          </table:table-cell>
          <table:table-cell office:value-type="string" calcext:value-type="string">
            <text:p>Crash in LFS #253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4-26" calcext:value-type="date">
            <text:p>18/04/26</text:p>
          </table:table-cell>
          <table:table-cell office:value-type="string" calcext:value-type="string">
            <text:p>Topbar, Solitaire, Tower of Hanoi ticket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4-28" calcext:value-type="date">
            <text:p>18/04/28</text:p>
          </table:table-cell>
          <table:table-cell office:value-type="string" calcext:value-type="string">
            <text:p>Hanoi animation and ending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5-01" calcext:value-type="date">
            <text:p>18/05/01</text:p>
          </table:table-cell>
          <table:table-cell office:value-type="string" calcext:value-type="string">
            <text:p>Tangram ending #250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05" calcext:value-type="date">
            <text:p>18/06/05</text:p>
          </table:table-cell>
          <table:table-cell office:value-type="string" calcext:value-type="string">
            <text:p>Topbar issue, solitaire resiz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6-09" calcext:value-type="date">
            <text:p>18/06/09</text:p>
          </table:table-cell>
          <table:table-cell office:value-type="string" calcext:value-type="string">
            <text:p>Rework solitaire layout, UI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6-11" calcext:value-type="date">
            <text:p>18/06/11</text:p>
          </table:table-cell>
          <table:table-cell office:value-type="string" calcext:value-type="string">
            <text:p>Solitaire touch, sizing refinement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2" calcext:value-type="date">
            <text:p>18/06/22</text:p>
          </table:table-cell>
          <table:table-cell office:value-type="string" calcext:value-type="string">
            <text:p>Solitaire – prevent column overflowing other cards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3" calcext:value-type="date">
            <text:p>18/06/23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date" office:date-value="2018-06-24" calcext:value-type="date">
            <text:p>18/06/24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2">
          <table:table-cell office:value-type="float" office:value="0.5" calcext:value-type="float">
            <text:p>0.5</text:p>
          </table:table-cell>
          <table:table-cell office:value-type="date" office:date-value="2018-06-29" calcext:value-type="date">
            <text:p>18/06/29</text:p>
          </table:table-cell>
          <table:table-cell office:value-type="string" calcext:value-type="string">
            <text:p>Tangram – Hel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8" calcext:value-type="date">
            <text:p>18/07/28</text:p>
          </table:table-cell>
          <table:table-cell table:style-name="ce15" office:value-type="string" calcext:value-type="string">
            <text:p>Cinema (Afterno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7-29" calcext:value-type="date">
            <text:p>18/07/29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2" calcext:value-type="date">
            <text:p>18/08/02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3" calcext:value-type="date">
            <text:p>18/08/0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4" calcext:value-type="date">
            <text:p>18/08/04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5" calcext:value-type="date">
            <text:p>18/08/05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7" calcext:value-type="date">
            <text:p>18/08/07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08" calcext:value-type="date">
            <text:p>18/08/08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09" calcext:value-type="date">
            <text:p>18/08/09</text:p>
          </table:table-cell>
          <table:table-cell office:value-type="string" calcext:value-type="string">
            <text:p>Experimenting with Video/Audio providers and media file typ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0" calcext:value-type="date">
            <text:p>18/08/10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1" calcext:value-type="date">
            <text:p>18/08/11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3" calcext:value-type="date">
            <text:p>18/08/13</text:p>
          </table:table-cell>
          <table:table-cell office:value-type="string" calcext:value-type="string">
            <text:p>Cinema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14" calcext:value-type="date">
            <text:p>18/08/14</text:p>
          </table:table-cell>
          <table:table-cell office:value-type="string" calcext:value-type="string">
            <text:p>Merge topbar changes, testing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15" calcext:value-type="date">
            <text:p>18/08/15</text:p>
          </table:table-cell>
          <table:table-cell office:value-type="string" calcext:value-type="string">
            <text:p>Attempt to re-purpose topbar for media controls. Abandoned.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8-08-17" calcext:value-type="date">
            <text:p>18/08/17</text:p>
          </table:table-cell>
          <table:table-cell office:value-type="string" calcext:value-type="string">
            <text:p>Cinema – moved controls to topba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8-08-20" calcext:value-type="date">
            <text:p>18/08/20</text:p>
          </table:table-cell>
          <table:table-cell office:value-type="string" calcext:value-type="string">
            <text:p>Cinema – full screen experimen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8-08-25" calcext:value-type="date">
            <text:p>18/08/25</text:p>
          </table:table-cell>
          <table:table-cell office:value-type="string" calcext:value-type="string">
            <text:p>LFS Fullscree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8-08-26" calcext:value-type="date">
            <text:p>18/08/26</text:p>
          </table:table-cell>
          <table:table-cell office:value-type="string" calcext:value-type="string">
            <text:p>LDS Fullscreen experimentation</text:p>
          </table:table-cell>
          <table:table-cell table:number-columns-repeated="1021"/>
        </table:table-row>
      </table:table>
      <table:table table:name="2017 p3 (paid)" table:style-name="ta2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5" table:default-cell-style-name="Default"/>
        <table:table-column table:style-name="co4" table:number-columns-repeated="1023" table:default-cell-style-name="Default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6/07/2017</text:p>
          </table:table-cell>
          <table:table-cell table:style-name="ce17" office:value-type="string" calcext:value-type="string">
            <text:p>BTP-Kivy-App, device ID, BTP ID, Checker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8/07/2017</text:p>
          </table:table-cell>
          <table:table-cell table:style-name="ce17" office:value-type="string" calcext:value-type="string">
            <text:p>Buildoze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07/2017</text:p>
          </table:table-cell>
          <table:table-cell table:style-name="ce17" office:value-type="string" calcext:value-type="string">
            <text:p>BTP-Kivy-App user detail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0/07/2017</text:p>
          </table:table-cell>
          <table:table-cell table:style-name="ce17" office:value-type="string" calcext:value-type="string">
            <text:p>Checkers,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21/07/2017</text:p>
          </table:table-cell>
          <table:table-cell table:style-name="ce17" office:value-type="string" calcext:value-type="string">
            <text:p>BTP-Kivy-App EULA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2/07/2017</text:p>
          </table:table-cell>
          <table:table-cell table:style-name="ce17" office:value-type="string" calcext:value-type="string">
            <text:p>BTP-Kivy-App EULA, checkers debugg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4-08" calcext:value-type="date">
            <text:p>17/04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8" office:value-type="date" office:date-value="2017-05-08" calcext:value-type="date">
            <text:p>17/05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8" office:value-type="date" office:date-value="2017-09-08" calcext:value-type="date">
            <text:p>17/09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date" office:date-value="2017-10-08" calcext:value-type="date">
            <text:p>17/10/0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8" office:value-type="date" office:date-value="2017-12-08" calcext:value-type="date">
            <text:p>17/12/08</text:p>
          </table:table-cell>
          <table:table-cell table:style-name="ce17" office:value-type="string" calcext:value-type="string">
            <text:p>Tangram/Buildozer 4 BTP-Kivy-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8" office:value-type="string" calcext:value-type="string">
            <text:p>13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08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3" calcext:value-type="float">
            <text:p>3</text:p>
          </table:table-cell>
          <table:table-cell table:style-name="ce19" office:value-type="string" calcext:value-type="string">
            <text:p>30/08/2017</text:p>
          </table:table-cell>
          <table:table-cell table:style-name="ce17" office:value-type="string" calcext:value-type="string">
            <text:p>Tangram, Word search fixes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5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7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8/09/2017</text:p>
          </table:table-cell>
          <table:table-cell table:style-name="ce17" office:value-type="string" calcext:value-type="string">
            <text:p>Testing, bug fixing for BTP-Kivy_app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9/09/2017</text:p>
          </table:table-cell>
          <table:table-cell table:style-name="ce17" office:value-type="string" calcext:value-type="string">
            <text:p>BTP-Kivy-App artwork, Tangram flipp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9" office:value-type="string" calcext:value-type="string">
            <text:p>10/09/2017</text:p>
          </table:table-cell>
          <table:table-cell table:style-name="ce17" office:value-type="string" calcext:value-type="string">
            <text:p>BTP-Kivy-App debugg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8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19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0/09/2017</text:p>
          </table:table-cell>
          <table:table-cell table:style-name="ce17" office:value-type="string" calcext:value-type="string">
            <text:p>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.5" calcext:value-type="float">
            <text:p>2.5</text:p>
          </table:table-cell>
          <table:table-cell table:style-name="ce19" office:value-type="string" calcext:value-type="string">
            <text:p>21/09/2017</text:p>
          </table:table-cell>
          <table:table-cell table:style-name="ce17" office:value-type="string" calcext:value-type="string">
            <text:p>Checkers, Solitaire bug fixes. BTP-Kivy-App (text sizing and rotation)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9" office:value-type="string" calcext:value-type="string">
            <text:p>26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9" office:value-type="string" calcext:value-type="string">
            <text:p>29/09/2017</text:p>
          </table:table-cell>
          <table:table-cell table:style-name="ce17" office:value-type="string" calcext:value-type="string">
            <text:p>LFS tweaks, bugfixes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/10/2017</text:p>
          </table:table-cell>
          <table:table-cell table:style-name="ce17" office:value-type="string" calcext:value-type="string">
            <text:p>BTP-Kivy-App building, testing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3/10/2017</text:p>
          </table:table-cell>
          <table:table-cell table:style-name="ce17" office:value-type="string" calcext:value-type="string">
            <text:p>Added flipping for tangram parm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6/10/2017</text:p>
          </table:table-cell>
          <table:table-cell table:style-name="ce17" office:value-type="string" calcext:value-type="string">
            <text:p>Tangram reload fix, dark lines investigation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9/10/2017</text:p>
          </table:table-cell>
          <table:table-cell table:style-name="ce17" office:value-type="string" calcext:value-type="string">
            <text:p>LFS Import, Tangram boards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5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6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8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2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24/10/2017</text:p>
          </table:table-cell>
          <table:table-cell table:style-name="ce17" office:value-type="string" calcext:value-type="string">
            <text:p>LFS Creato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/11/2017</text:p>
          </table:table-cell>
          <table:table-cell table:style-name="ce17" office:value-type="string" calcext:value-type="string">
            <text:p>Hanoi 3-D fixes, testing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3/11/2017</text:p>
          </table:table-cell>
          <table:table-cell table:style-name="ce17" office:value-type="string" calcext:value-type="string">
            <text:p>Four in a row: 2 player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14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5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9/11/2017</text:p>
          </table:table-cell>
          <table:table-cell table:style-name="ce17" office:value-type="string" calcext:value-type="string">
            <text:p>LFS upload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20/11/2017</text:p>
          </table:table-cell>
          <table:table-cell table:style-name="ce17" office:value-type="string" calcext:value-type="string">
            <text:p>LFS upload service on Android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4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6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0.5" calcext:value-type="float">
            <text:p>0.5</text:p>
          </table:table-cell>
          <table:table-cell table:style-name="ce17" office:value-type="string" calcext:value-type="string">
            <text:p>7/12/2017</text:p>
          </table:table-cell>
          <table:table-cell table:style-name="ce17" office:value-type="string" calcext:value-type="string">
            <text:p>Btp-kivy-app deployment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9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3" calcext:value-type="float">
            <text:p>3</text:p>
          </table:table-cell>
          <table:table-cell table:style-name="ce17" office:value-type="string" calcext:value-type="string">
            <text:p>10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1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1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3/12/2017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Four-in-a-row AI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.5" calcext:value-type="float">
            <text:p>2.5</text:p>
          </table:table-cell>
          <table:table-cell table:style-name="ce17" office:value-type="string" calcext:value-type="string">
            <text:p>17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1.5" calcext:value-type="float">
            <text:p>1.5</text:p>
          </table:table-cell>
          <table:table-cell table:style-name="ce17" office:value-type="string" calcext:value-type="string">
            <text:p>18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19/12/20178</text:p>
          </table:table-cell>
          <table:table-cell table:style-name="ce17" office:value-type="string" calcext:value-type="string">
            <text:p>Tangram</text:p>
          </table:table-cell>
          <table:table-cell table:style-name="ce17" table:number-columns-repeated="1021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6/01/2018</text:p>
          </table:table-cell>
          <table:table-cell office:value-type="string" calcext:value-type="string">
            <text:p>BTP-Kivy-App upload, building. Four-in-row bug fixes and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1/2018</text:p>
          </table:table-cell>
          <table:table-cell office:value-type="string" calcext:value-type="string">
            <text:p>Four in a row, lfs upload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9/01/2018</text:p>
          </table:table-cell>
          <table:table-cell office:value-type="string" calcext:value-type="string">
            <text:p>LFS upload email che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01/2018</text:p>
          </table:table-cell>
          <table:table-cell office:value-type="string" calcext:value-type="string">
            <text:p>LFS upload email check, return message display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01/2018</text:p>
          </table:table-cell>
          <table:table-cell office:value-type="string" calcext:value-type="string">
            <text:p>LFS upload size check, message refinemen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1/2018</text:p>
          </table:table-cell>
          <table:table-cell office:value-type="string" calcext:value-type="string">
            <text:p>2LFS Android build test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8</text:p>
          </table:table-cell>
          <table:table-cell office:value-type="string" calcext:value-type="string">
            <text:p>2LFS upload translations and message refinement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7/01/2018</text:p>
          </table:table-cell>
          <table:table-cell office:value-type="string" calcext:value-type="string">
            <text:p>LFS layout teak, Build and upload new AP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1/2018</text:p>
          </table:table-cell>
          <table:table-cell office:value-type="string" calcext:value-type="string">
            <text:p>Tangram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1/2018</text:p>
          </table:table-cell>
          <table:table-cell office:value-type="string" calcext:value-type="string">
            <text:p>TopBa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2/2018</text:p>
          </table:table-cell>
          <table:table-cell office:value-type="string" calcext:value-type="string">
            <text:p>TopBar, message box bug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6/02/2018</text:p>
          </table:table-cell>
          <table:table-cell office:value-type="string" calcext:value-type="string">
            <text:p>Topbar, solitaire spac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2/2018</text:p>
          </table:table-cell>
          <table:table-cell office:value-type="string" calcext:value-type="string">
            <text:p>Tangram – classifying ambiguous baords</text:p>
          </table:table-cell>
          <table:table-cell table:number-columns-repeated="1021"/>
        </table:table-row>
        <table:table-row table:style-name="ro3">
          <table:table-cell table:formula="of:=SUM([.A2:.A71])" office:value-type="float" office:value="111" calcext:value-type="float">
            <text:p>1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voiced for 111 x $30 on 2018-04-19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made via paypay $3199.83 on 2018-06-01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Payment received <text:s/>R39 235.07 on 2018-06-08 </text:p>
          </table:table-cell>
          <table:table-cell table:number-columns-repeated="1022"/>
        </table:table-row>
        <table:table-row table:style-name="ro3" table:number-rows-repeated="5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3 (paid)'.$A$1" table:expression="#REF!"/>
          <table:named-expression table:name="Sheet_Title" table:base-cell-address="$'2017 p3 (paid)'.$A$1" table:expression="&quot;2017 p3&quot;"/>
        </table:named-expressions>
      </table:table>
      <table:table table:name="2017 p2 (paid)" table:style-name="ta3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6" table:default-cell-style-name="ce17"/>
        <table:table-column table:style-name="co4" table:default-cell-style-name="ce18"/>
        <table:table-column table:style-name="co4" table:number-columns-repeated="1022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4" calcext:value-type="date">
            <text:p>17/04/24</text:p>
          </table:table-cell>
          <table:table-cell office:value-type="string" calcext:value-type="string">
            <text:p>Checkers/Hanoi3d/Kivy3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4-25" calcext:value-type="date">
            <text:p>17/04/2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6" calcext:value-type="date">
            <text:p>17/04/26</text:p>
          </table:table-cell>
          <table:table-cell office:value-type="string" calcext:value-type="string">
            <text:p>Solitarire</text:p>
          </table:table-cell>
          <table:table-cell table:number-columns-repeated="1021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date" office:date-value="2017-04-27" calcext:value-type="date">
            <text:p>17/04/27</text:p>
          </table:table-cell>
          <table:table-cell office:value-type="string" calcext:value-type="string">
            <text:p>Solitarie/Cloc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4-28" calcext:value-type="date">
            <text:p>17/04/28</text:p>
          </table:table-cell>
          <table:table-cell office:value-type="string" calcext:value-type="string">
            <text:p>Clock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29" calcext:value-type="date">
            <text:p>17/04/29</text:p>
          </table:table-cell>
          <table:table-cell office:value-type="string" calcext:value-type="string">
            <text:p>User folder for setting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09" calcext:value-type="date">
            <text:p>17/05/09</text:p>
          </table:table-cell>
          <table:table-cell office:value-type="string" calcext:value-type="string">
            <text:p>3d Hanoi, Android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0" calcext:value-type="date">
            <text:p>17/05/10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11" calcext:value-type="date">
            <text:p>17/05/11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13" calcext:value-type="date">
            <text:p>17/05/13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4" calcext:value-type="date">
            <text:p>17/05/14</text:p>
          </table:table-cell>
          <table:table-cell office:value-type="string" calcext:value-type="string">
            <text:p>Kivy-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5-19" calcext:value-type="date">
            <text:p>17/05/19</text:p>
          </table:table-cell>
          <table:table-cell office:value-type="string" calcext:value-type="string">
            <text:p>Kivy-app, 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0" calcext:value-type="date">
            <text:p>17/05/20</text:p>
          </table:table-cell>
          <table:table-cell office:value-type="string" calcext:value-type="string">
            <text:p>Kivy-app, Android tes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3" calcext:value-type="date">
            <text:p>17/05/23</text:p>
          </table:table-cell>
          <table:table-cell office:value-type="string" calcext:value-type="string">
            <text:p>Kivy-app, Py3 conversion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4" calcext:value-type="date">
            <text:p>17/05/24</text:p>
          </table:table-cell>
          <table:table-cell office:value-type="string" calcext:value-type="string">
            <text:p>Kivy-app, LFS fixe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5" calcext:value-type="date">
            <text:p>17/05/25</text:p>
          </table:table-cell>
          <table:table-cell office:value-type="string" calcext:value-type="string">
            <text:p>Android testing and mtp figh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5-26" calcext:value-type="date">
            <text:p>17/05/26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5-27" calcext:value-type="date">
            <text:p>17/05/27</text:p>
          </table:table-cell>
          <table:table-cell office:value-type="string" calcext:value-type="string">
            <text:p>Checkers debugging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8" calcext:value-type="date">
            <text:p>17/05/28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29" calcext:value-type="date">
            <text:p>17/05/29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5-30" calcext:value-type="date">
            <text:p>17/05/30</text:p>
          </table:table-cell>
          <table:table-cell office:value-type="string" calcext:value-type="string">
            <text:p>Checkers, Solitaire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09" calcext:value-type="date">
            <text:p>17/06/09</text:p>
          </table:table-cell>
          <table:table-cell office:value-type="string" calcext:value-type="string">
            <text:p>Solitaire scaling, 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0" calcext:value-type="date">
            <text:p>17/06/10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1" calcext:value-type="date">
            <text:p>17/06/11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5" calcext:value-type="date">
            <text:p>17/06/15</text:p>
          </table:table-cell>
          <table:table-cell office:value-type="string" calcext:value-type="string">
            <text:p>LFS App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16" calcext:value-type="date">
            <text:p>17/06/16</text:p>
          </table:table-cell>
          <table:table-cell office:value-type="string" calcext:value-type="string">
            <text:p>LFS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6-17" calcext:value-type="date">
            <text:p>17/06/17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0" calcext:value-type="date">
            <text:p>17/06/20</text:p>
          </table:table-cell>
          <table:table-cell office:value-type="string" calcext:value-type="string">
            <text:p>LFS Export, zip 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6-22" calcext:value-type="date">
            <text:p>17/06/22</text:p>
          </table:table-cell>
          <table:table-cell office:value-type="string" calcext:value-type="string">
            <text:p>LFS Export, bug fix, tweak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6-23" calcext:value-type="date">
            <text:p>17/06/23</text:p>
          </table:table-cell>
          <table:table-cell office:value-type="string" calcext:value-type="string">
            <text:p>LFS Android App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date" office:date-value="2017-06-24" calcext:value-type="date">
            <text:p>17/06/24</text:p>
          </table:table-cell>
          <table:table-cell office:value-type="string" calcext:value-type="string">
            <text:p>LFS Android, styling/sizing issu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6-26" calcext:value-type="date">
            <text:p>17/06/26</text:p>
          </table:table-cell>
          <table:table-cell office:value-type="string" calcext:value-type="string">
            <text:p>LFS snap, 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6-27" calcext:value-type="date">
            <text:p>17/06/27</text:p>
          </table:table-cell>
          <table:table-cell office:value-type="string" calcext:value-type="string">
            <text:p>LFS Androi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7-15" calcext:value-type="date">
            <text:p>17/07/15</text:p>
          </table:table-cell>
          <table:table-cell office:value-type="string" calcext:value-type="string">
            <text:p>Rules for check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aid $3,382.87 on 28/07/2017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This arrived as <text:s/>R42,721.25 on 28/08/2017 in FNB accoun t</text:p>
          </table:table-cell>
          <table:table-cell table:number-columns-repeated="1022"/>
        </table:table-row>
        <table:table-row table:style-name="ro3" table:number-rows-repeated="60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p2 (paid)'.$A$1" table:expression="#REF!"/>
          <table:named-expression table:name="Sheet_Title" table:base-cell-address="$'2017 p2 (paid)'.$A$1" table:expression="&quot;2017 p2 (paid)&quot;"/>
        </table:named-expressions>
      </table:table>
      <table:table table:name="2017 (paid)" table:style-name="ta4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7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20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3" calcext:value-type="date">
            <text:p>17/01/03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05" calcext:value-type="date">
            <text:p>17/01/05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table:style-name="ce18" office:value-type="date" office:date-value="2017-01-11" calcext:value-type="date">
            <text:p>17/01/1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date" office:date-value="2017-01-16" calcext:value-type="date">
            <text:p>17/01/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/>
          <table:table-cell table:style-name="ce18"/>
          <table:table-cell table:number-columns-repeated="1022"/>
        </table:table-row>
        <table:table-row table:style-name="ro1">
          <table:table-cell/>
          <table:table-cell table:style-name="ce18"/>
          <table:table-cell/>
          <table:table-cell office:value-type="string" calcext:value-type="string">
            <text:p>Paid R81876 on the 19/01/2017</text:p>
          </table:table-cell>
          <table:table-cell table:number-columns-repeated="1020"/>
        </table:table-row>
        <table:table-row table:style-name="ro3" table:number-rows-repeated="11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7 (paid)'.$A$1" table:expression="#REF!"/>
          <table:named-expression table:name="Sheet_Title" table:base-cell-address="$'2017 (paid)'.$A$1" table:expression="&quot;2017 (paid)&quot;"/>
        </table:named-expressions>
      </table:table>
      <table:table table:name="2016 (paid)" table:style-name="ta5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8" table:default-cell-style-name="ce17"/>
        <table:table-column table:style-name="co4" table:default-cell-style-name="ce17"/>
        <table:table-column table:style-name="co9" table:default-cell-style-name="ce17"/>
        <table:table-column table:style-name="co4" table:number-columns-repeated="1021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21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8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8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8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8" office:value-type="string" calcext:value-type="string">
            <text:p>20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8" office:value-type="string" calcext:value-type="string">
            <text:p>21/12/2016</text:p>
          </table:table-cell>
          <table:table-cell table:style-name="ce22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3" table:number-rows-repeated="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6 (paid)'.$A$1" table:expression="#REF!"/>
          <table:named-expression table:name="Sheet_Title" table:base-cell-address="$'2016 (paid)'.$A$1" table:expression="&quot;2016 (paid)&quot;"/>
        </table:named-expressions>
      </table:table>
      <table:table table:name="2015 p2 (paid)" table:style-name="ta6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0" table:default-cell-style-name="ce17"/>
        <table:table-column table:style-name="co4" table:number-columns-repeated="1023" table:default-cell-style-name="ce17"/>
        <table:table-row table:style-name="ro1">
          <table:table-cell table:style-name="ce14" office:value-type="string" calcext:value-type="string">
            <text:p>Time (in hours)</text:p>
          </table:table-cell>
          <table:table-cell table:style-name="ce14" office:value-type="string" calcext:value-type="string">
            <text:p>Date</text:p>
          </table:table-cell>
          <table:table-cell table:style-name="ce14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3" table:number-rows-repeated="93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Print_Area" table:base-cell-address="$'2015 p2 (paid)'.$A$1" table:expression="#REF!"/>
          <table:named-expression table:name="Sheet_Title" table:base-cell-address="$'2015 p2 (paid)'.$A$1" table:expression="&quot;2015 p2 (paid)&quot;"/>
        </table:named-expressions>
      </table:table>
      <table:table table:name="2015 (paid)" table:style-name="ta7">
        <office:forms form:automatic-focus="false" form:apply-design-mode="false">
          <form:form form:name="unnamed0" form:apply-filter="tru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1" table:default-cell-style-name="ce25"/>
        <table:table-column table:style-name="co12" table:default-cell-style-name="ce25"/>
        <table:table-column table:style-name="co13" table:default-cell-style-name="ce25"/>
        <table:table-column table:style-name="co4" table:number-columns-repeated="1021" table:default-cell-style-name="ce17"/>
        <table:table-row table:style-name="ro5">
          <table:table-cell table:style-name="ce23" office:value-type="string" calcext:value-type="string">
            <text:p>Time (in hours)</text:p>
          </table:table-cell>
          <table:table-cell table:style-name="ce23" office:value-type="string" calcext:value-type="string">
            <text:p>Date</text:p>
          </table:table-cell>
          <table:table-cell table:style-name="ce23" office:value-type="string" calcext:value-type="string">
            <text:p>Task</text:p>
          </table:table-cell>
          <table:table-cell table:style-name="ce14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6">
          <table:table-cell table:style-name="ce2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table:style-name="ce27" office:value-type="string" calcext:value-type="string">
            <text:p>1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6">
          <table:table-cell table:style-name="ce2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30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0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id on 23/08/2015</text:p>
          </table:table-cell>
          <table:table-cell/>
          <table:table-cell office:value-type="string" calcext:value-type="string">
            <text:p>Total R37 000, deposit shows R30 000.00</text:p>
          </table:table-cell>
          <table:table-cell table:number-columns-repeated="1021"/>
        </table:table-row>
        <table:table-row table:style-name="ro3" table:number-rows-repeated="27">
          <table:table-cell table:style-name="ce17" table:number-columns-repeated="3"/>
          <table:table-cell table:number-columns-repeated="1021"/>
        </table:table-row>
        <table:table-row table:style-name="ro3">
          <table:table-cell table:style-name="ce17" table:number-columns-repeated="3"/>
          <table:table-cell table:number-columns-repeated="1021"/>
        </table:table-row>
        <table:named-expressions>
          <table:named-expression table:name="Print_Area" table:base-cell-address="$'2015 (paid)'.$A$1" table:expression="#REF!"/>
          <table:named-expression table:name="Sheet_Title" table:base-cell-address="$'2015 (paid)'.$A$1" table:expression="&quot;2015 (paid)&quot;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Nimbus Roman No9 L" svg:font-family="'Nimbus Roman No9 L'"/>
    <style:font-face style:name="Nimbus Sans L" svg:font-family="'Nimbus Sans L'"/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12.5mm"/>
      <style:text-properties style:font-name="Sans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0">
      <number:year number:calendar="gregorian"/>
      <number:text>/</number:text>
      <number:month number:calendar="gregorian"/>
      <number:text>/</number:text>
      <number:day number:calendar="gregorian"/>
      <number:text> </number:text>
      <number:hours number:style="long"/>
      <number:text>:</number:text>
      <number:minutes number:style="long"/>
    </number:date-style>
    <number:date-style style:name="N111">
      <number:year number:calendar="gregorian"/>
      <number:text>/</number:text>
      <number:month number:calendar="gregorian" number:style="long"/>
      <number:text>/</number:text>
      <number:day number:calendar="gregorian" number:style="long"/>
    </number:date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mm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25.4mm" fo:margin-right="25.4mm" style:print-page-order="ttb" style:scale-to="100%" style:writing-mode="lr-tb" gnm:style-print="" style:print="annotations charts drawings objects"/>
      <style:header-style>
        <style:header-footer-properties fo:min-height="7.5mm" fo:margin-left="0mm" fo:margin-right="0mm" fo:margin-bottom="0mm" fo:border="none" fo:padding="0mm" style:shadow="none"/>
      </style:header-style>
      <style:footer-style>
        <style:header-footer-properties fo:min-height="7.5mm" fo:margin-left="0mm" fo:margin-right="0mm" fo:margin-top="0mm" fo:border="none" fo:padding="0mm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7">0000/00/00</text:date>, <text:time style:data-style-name="N2" text:time-value="09:48:55.6119361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_32_017_20_p3" style:display-name="2017 p3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p2_20__28_paid_29_" style:display-name="2017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7_20__28_paid_29_" style:display-name="2017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6_20__28_paid_29_" style:display-name="2016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p2_20__28_paid_29_" style:display-name="2015 p2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_32_015_20__28_paid_29_" style:display-name="2015 (paid)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27T09:49:19.130897892</dc:date>
    <meta:creation-date>2014-12-14T08:12:00Z</meta:creation-date>
    <meta:editing-cycles>429</meta:editing-cycles>
    <meta:editing-duration>PT20H26M32S</meta:editing-duration>
    <meta:generator>LibreOffice/6.1.0.3$Linux_X86_64 LibreOffice_project/efb621ed25068d70781dc026f7e9c5187a4decd1</meta:generator>
    <meta:document-statistic meta:table-count="7" meta:cell-count="1268" meta:object-count="0"/>
  </office:meta>
</office:document-meta>
</file>